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3C000000468E399B396BC762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733cm" fo:margin-left="-0.318cm" fo:margin-top="0cm" fo:margin-bottom="0cm" table:align="left" style:writing-mode="lr-tb"/>
    </style:style>
    <style:style style:name="Tabla1.A" style:family="table-column">
      <style:table-column-properties style:column-width="3.997cm"/>
    </style:style>
    <style:style style:name="Tabla1.B" style:family="table-column">
      <style:table-column-properties style:column-width="5.149cm"/>
    </style:style>
    <style:style style:name="Tabla1.C" style:family="table-column">
      <style:table-column-properties style:column-width="0.432cm"/>
    </style:style>
    <style:style style:name="Tabla1.E" style:family="table-column">
      <style:table-column-properties style:column-width="5.15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a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a2" style:family="table">
      <style:table-properties style:width="18.731cm" fo:margin-left="-0.318cm" fo:margin-top="0cm" fo:margin-bottom="0cm" table:align="left" style:writing-mode="lr-tb"/>
    </style:style>
    <style:style style:name="Tabla2.A" style:family="table-column">
      <style:table-column-properties style:column-width="0.127cm"/>
    </style:style>
    <style:style style:name="Tabla2.B" style:family="table-column">
      <style:table-column-properties style:column-width="18.60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a2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.B4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a2.5" style:family="table-row">
      <style:table-row-properties style:min-row-height="3.048cm" fo:keep-together="auto"/>
    </style:style>
    <style:style style:name="Tabla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.B5" style:family="table-cell">
      <style:table-cell-properties fo:background-color="transparent" fo:padding-left="0.168cm" fo:padding-right="0.203cm" fo:padding-top="0.152cm" fo:padding-bottom="0cm" fo:border="0.5pt solid #00000a">
        <style:background-image/>
      </style:table-cell-properties>
    </style:style>
    <style:style style:name="Tabla3" style:family="table">
      <style:table-properties style:width="18.415cm" fo:margin-left="-0.191cm" fo:margin-top="0cm" fo:margin-bottom="0cm" table:align="left" style:writing-mode="lr-tb"/>
    </style:style>
    <style:style style:name="Tabla3.A" style:family="table-column">
      <style:table-column-properties style:column-width="18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a3.2" style:family="table-row">
      <style:table-row-properties style:min-row-height="2.053cm" fo:keep-together="auto"/>
    </style:style>
    <style:style style:name="Tabla3.A2" style:family="table-cell">
      <style:table-cell-properties fo:background-color="transparent" fo:padding-left="0.168cm" fo:padding-right="0.203cm" fo:padding-top="0.152cm" fo:padding-bottom="0cm" fo:border="0.5pt solid #00000a">
        <style:background-image/>
      </style:table-cell-properties>
    </style:style>
    <style:style style:name="Tabla4" style:family="table">
      <style:table-properties style:width="18.415cm" fo:margin-left="-0.191cm" fo:margin-top="0cm" fo:margin-bottom="0cm" table:align="left" style:writing-mode="lr-tb"/>
    </style:style>
    <style:style style:name="Tabla4.A" style:family="table-column">
      <style:table-column-properties style:column-width="18.41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a4.2" style:family="table-row">
      <style:table-row-properties style:min-row-height="3.048cm" fo:keep-together="auto"/>
    </style:style>
    <style:style style:name="Tabla4.A2" style:family="table-cell">
      <style:table-cell-properties fo:background-color="transparent" fo:padding-left="0.168cm" fo:padding-right="0.203cm" fo:padding-top="0.152cm" fo:padding-bottom="0cm" fo:border="0.5pt solid #00000a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 Black" fo:font-size="8pt" fo:font-style="normal" style:text-underline-style="none" fo:font-weight="normal" fo:background-color="transparent" style:font-name-asian="Arial Black1" style:font-size-asian="8pt" style:font-style-asian="normal" style:font-weight-asian="normal" style:font-name-complex="Arial Black1" style:font-size-complex="8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normal">
      <style:paragraph-properties fo:text-align="end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5" style:family="paragraph" style:parent-style-name="normal">
      <style:paragraph-properties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6" style:family="paragraph" style:parent-style-name="normal">
      <style:paragraph-properties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normal">
      <style:paragraph-properties fo:text-align="end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normal">
      <style:paragraph-properties fo:orphans="0" fo:widows="0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9" style:family="paragraph" style:parent-style-name="normal">
      <style:paragraph-properties fo:orphans="0" fo:widows="0"/>
      <style:text-properties style:font-name="Arial" fo:font-size="11pt" fo:font-style="normal" style:font-name-asian="Arial1" style:font-size-asian="11pt" style:font-style-asian="normal" style:font-name-complex="Arial1" style:font-size-complex="11pt"/>
    </style:style>
    <style:style style:name="P10" style:family="paragraph" style:parent-style-name="normal">
      <style:paragraph-properties fo:orphans="0" fo:widows="0"/>
      <style:text-properties style:font-name="Arial" fo:font-size="11pt" fo:font-style="normal" style:text-underline-style="none" officeooo:rsid="0017c2bb" officeooo:paragraph-rsid="0017c2bb" style:font-name-asian="Arial1" style:font-size-asian="11pt" style:font-style-asian="normal" style:font-name-complex="Arial1" style:font-size-complex="11pt" style:font-style-complex="normal"/>
    </style:style>
    <style:style style:name="P11" style:family="paragraph" style:parent-style-name="normal">
      <style:paragraph-properties fo:orphans="0" fo:widows="0"/>
      <style:text-properties style:font-name="Arial" fo:font-size="11pt" fo:font-style="normal" fo:font-weight="bold" officeooo:rsid="00193d7e" officeooo:paragraph-rsid="00193d7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12" style:family="paragraph" style:parent-style-name="normal">
      <style:text-properties style:font-name="Arial" style:font-name-asian="Arial1" style:font-name-complex="Arial1"/>
    </style:style>
    <style:style style:name="P13" style:family="paragraph" style:parent-style-name="normal">
      <style:paragraph-properties fo:orphans="0" fo:widows="0"/>
    </style:style>
    <style:style style:name="P14" style:family="paragraph" style:parent-style-name="normal">
      <style:text-properties fo:font-size="8pt" style:font-size-asian="8pt" style:font-size-complex="8pt"/>
    </style:style>
    <style:style style:name="P15" style:family="paragraph" style:parent-style-name="normal">
      <style:paragraph-properties fo:orphans="0" fo:widows="0"/>
      <style:text-properties style:font-name="Arial" fo:font-size="11pt" fo:font-style="normal" style:text-underline-style="none" fo:font-weight="normal" officeooo:rsid="001a84cb" officeooo:paragraph-rsid="001a84cb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normal">
      <style:paragraph-properties fo:orphans="0" fo:widows="0"/>
      <style:text-properties style:font-name="Arial" fo:font-size="11pt" fo:font-style="normal" style:font-name-asian="Arial1" style:font-size-asian="11pt" style:font-style-asian="normal" style:font-name-complex="Arial1" style:font-size-complex="11pt"/>
    </style:style>
    <style:style style:name="P17" style:family="paragraph" style:parent-style-name="normal">
      <style:paragraph-properties fo:orphans="0" fo:widows="0"/>
      <style:text-properties style:font-name="Arial" fo:font-size="11pt" fo:font-style="normal" officeooo:rsid="0015fe49" officeooo:paragraph-rsid="0015fe49" style:font-name-asian="Arial1" style:font-size-asian="11pt" style:font-style-asian="normal" style:font-name-complex="Arial1" style:font-size-complex="11pt" style:font-style-complex="normal"/>
    </style:style>
    <style:style style:name="P18" style:family="paragraph" style:parent-style-name="normal">
      <style:paragraph-properties fo:orphans="0" fo:widows="0"/>
      <style:text-properties style:font-name="Arial" fo:font-size="11pt" fo:font-style="normal" officeooo:rsid="0015fe49" officeooo:paragraph-rsid="001c1b43" style:font-name-asian="Arial1" style:font-size-asian="11pt" style:font-style-asian="normal" style:font-name-complex="Arial1" style:font-size-complex="11pt" style:font-style-complex="normal"/>
    </style:style>
    <style:style style:name="P19" style:family="paragraph" style:parent-style-name="normal">
      <style:paragraph-properties fo:orphans="0" fo:widows="0"/>
      <style:text-properties style:text-underline-style="solid" style:text-underline-width="auto" style:text-underline-color="font-color" fo:font-weight="bold" officeooo:paragraph-rsid="001a84cb" style:font-weight-asian="bold" style:font-weight-complex="bold"/>
    </style:style>
    <style:style style:name="P20" style:family="paragraph" style:parent-style-name="normal">
      <style:paragraph-properties fo:orphans="0" fo:widows="0"/>
      <style:text-properties fo:font-style="normal" style:text-underline-style="none" fo:font-weight="normal" officeooo:rsid="001a84cb" officeooo:paragraph-rsid="001a84cb" style:font-style-asian="normal" style:font-weight-asian="normal" style:font-style-complex="normal" style:font-weight-complex="normal"/>
    </style:style>
    <style:style style:name="P21" style:family="paragraph" style:parent-style-name="normal" style:master-page-name="First_20_Page">
      <style:paragraph-properties style:page-number="1"/>
      <style:text-properties style:font-name="Arial" fo:font-size="8pt" style:font-name-asian="Arial1" style:font-size-asian="8pt" style:font-name-complex="Arial1" style:font-size-complex="8pt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Arial Narrow" fo:font-size="8pt" fo:font-style="normal" style:text-underline-style="none" fo:font-weight="normal" fo:background-color="transparent" loext:char-shading-value="0" style:font-name-asian="Arial Narrow1" style:font-size-asian="8pt" style:font-style-asian="normal" style:font-weight-asian="normal" style:font-name-complex="Arial Narrow1" style:font-size-complex="8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Arial Black" fo:font-size="16pt" fo:font-style="normal" style:text-underline-style="none" fo:font-weight="normal" fo:background-color="transparent" loext:char-shading-value="0" style:font-name-asian="Arial Black1" style:font-size-asian="16pt" style:font-style-asian="normal" style:font-weight-asian="normal" style:font-name-complex="Arial Black1" style:font-size-complex="16pt"/>
    </style:style>
    <style:style style:name="T3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weight="bold" officeooo:rsid="00145be4" style:font-name-asian="Arial1" style:font-size-asian="11pt" style:font-weight-asian="bold" style:font-name-complex="Arial1" style:font-size-complex="11pt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6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45be4" style:font-name-asian="Arial1" style:font-size-asian="11pt" style:font-style-asian="italic" style:font-name-complex="Arial1" style:font-size-complex="11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style:font-name="Arial" fo:font-size="11pt" officeooo:rsid="001c1b43" style:font-name-asian="Arial1" style:font-size-asian="11pt" style:font-name-complex="Arial1" style:font-size-complex="11pt"/>
    </style:style>
    <style:style style:name="T10" style:family="text">
      <style:text-properties officeooo:rsid="0015fe49"/>
    </style:style>
    <style:style style:name="T11" style:family="text">
      <style:text-properties officeooo:rsid="0017c2bb"/>
    </style:style>
    <style:style style:name="T12" style:family="text">
      <style:text-properties officeooo:rsid="0018b39a"/>
    </style:style>
    <style:style style:name="T13" style:family="text">
      <style:text-properties officeooo:rsid="001af7c7"/>
    </style:style>
    <style:style style:name="T14" style:family="text">
      <style:text-properties officeooo:rsid="001c1b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row table:style-name="Tabla1.1">
          <table:table-cell table:style-name="Tabla1.A1" office:value-type="string">
            <text:p text:style-name="P5">Título del proyecto:</text:p>
          </table:table-cell>
          <table:table-cell table:style-name="Tabla1.B1" table:number-columns-spanned="4" office:value-type="string">
            <text:p text:style-name="P6">Writed and Directed By...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6"/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<text:span text:style-name="T3">Nombre : </text:span><text:span text:style-name="T5">Juan Carlos Fernández González</text:span><text:span text:style-name="T3">___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4"/>
            <text:p text:style-name="P13"><text:span text:style-name="T3">Fecha de registro :_</text:span><text:span text:style-name="T4">19</text:span><text:span text:style-name="T3">/</text:span><text:span text:style-name="T4">01</text:span><text:span text:style-name="T3">/202</text:span><text:span text:style-name="T4">3</text:span><text:span text:style-name="T3">_____________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4"/>
          </table:table-cell>
          <table:covered-table-cell/>
        </table:table-row>
        <table:table-row table:style-name="Tabla2.1">
          <table:table-cell table:style-name="Tabla2.A4" office:value-type="string">
            <text:p text:style-name="P13"/>
          </table:table-cell>
          <table:table-cell table:style-name="Tabla2.B4" office:value-type="string">
            <text:p text:style-name="P5">Propósito del proyecto o Justificación:</text:p>
          </table:table-cell>
        </table:table-row>
        <table:table-row table:style-name="Tabla2.5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9">La idea surge de mi afán al cine, con los años he almacenado una cantidad bastante grande de películas y muchas veces extraño poder ver alguna de ellas de un modo sencillo y dinámico, por eso tengo intención de hacer un servicio <text:span text:style-name="T11">interactivo</text:span> de <text:span text:style-name="T14">almacenamiento y descarga</text:span> <text:span text:style-name="T14">de películas, con posibilidad de creación de cuenta para así acceder a un foro comunitario</text:span>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4"/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p text:style-name="P5"/>
            </table:table-cell>
          </table:table-row>
        </table:table-header-rows>
        <table:table-row table:style-name="Tabla3.2">
          <table:table-cell table:style-name="Tabla3.A2" office:value-type="string">
            <text:p text:style-name="P9">Mi idea consiste en el desarrollo de una filmoteca online <text:span text:style-name="T10">con una página PHP/HTML sobre un servidor Apache</text:span>, en la cual con un usuario y contraseña <text:span text:style-name="T10">gestionada por una base de datos</text:span>, cualquier usuario podrá acceder <text:span text:style-name="T10">a un servidor Linux</text:span> y <text:span text:style-name="T14">descargar el contenido deseado.</text:span></text:p>
            <text:p text:style-name="P9"/>
            <text:p text:style-name="P9">Cada película tendrá un sistema de puntuación/reseñas el cual se basará en puntuaciones otorgadas por los propios usuarios, <text:span text:style-name="T10">todo esto, reseñas, puntuaciones, etc será gestionado por la base de datos</text:span>.</text:p>
            <text:p text:style-name="P9"/>
            <text:p text:style-name="P9">También pretendo habilitar un foro donde los usuarios podrán debatir acerca de las películas, opinar y proponer nuevas para añadir, así como un sistema de etiquetas asociadas a cada película para así poder buscar por géneros, directores, fechas de estreno.</text:p>
            <text:p text:style-name="P8"/>
            <text:p text:style-name="P10">El planteamiento se basa en un sistema de tres servidores:</text:p>
            <text:p text:style-name="P10"/>
            <text:p text:style-name="P10">- Un primer servidor de ficheros donde se almacenarán las películas.</text:p>
            <text:p text:style-name="P10"/>
            <text:p text:style-name="P10">-Un segundo servidor Web, posiblemente Apache, en el cual se encontrará la página de búsqueda y <text:span text:style-name="T14">descargas</text:span> de la filmoteca, también albergará el foro comunitario.</text:p>
            <text:p text:style-name="P10"/>
            <text:p text:style-name="P10">-Un servidor de Base de Datos, en la cual se almacenarán todos los datos referentes a usuarios, contraseñas, información de películas, etiquetas de género.</text:p>
            <text:p text:style-name="P8"/>
            <text:p text:style-name="P8">Recursos:</text:p>
            <text:p text:style-name="P9">- Base de datos <text:span text:style-name="T10">(MySQL)</text:span> para el almacenamiento de usuarios.</text:p>
            <text:p text:style-name="P9">- Un servidor FTP para el almacenamiento de las películas.</text:p>
            <text:p text:style-name="P9">- Un servidor Web para la página.</text:p>
            <text:p text:style-name="P17">- DNS dinámico <text:span text:style-name="T12">(DDNS) </text:span>a mi router para poder acceder en remoto.<text:span text:style-name="T12">(programa: no-ip)</text:span></text:p>
            <text:p text:style-name="P18">- Un servidor multimedia para la reproducción en linea. <text:span text:style-name="T13">(Como posible ampliación.)</text:span></text:p>
            <text:p text:style-name="P11">UNIFICARÉ EL SERVIDOR SQL CON EL SERVIDOR WEB PARA EVITAR PROBLEMAS.</text:p>
            <text:p text:style-name="P8"><text:soft-page-break/></text:p>
            <text:p text:style-name="P8"/>
            <text:p text:style-name="P8"/>
            <text:p text:style-name="P8"/>
          </table:table-cell>
        </table:table-row>
      </table:table>
      <text:p text:style-name="P14"/>
      <text:p text:style-name="P14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Módulos <text:s/>vinculados:</text:p>
            </table:table-cell>
          </table:table-row>
        </table:table-header-rows>
        <table:table-row table:style-name="Tabla4.2">
          <table:table-cell table:style-name="Tabla4.A2" office:value-type="string">
            <text:p text:style-name="P19"><text:span text:style-name="T6"/></text:p>
            <text:p text:style-name="P19"><text:span text:style-name="T6">SRI</text:span></text:p>
            <text:p text:style-name="P20"><text:span text:style-name="T8">Tanto para el DDNS, como los servidores FTP </text:span><text:span text:style-name="T9">y</text:span><text:span text:style-name="T8"> Web.</text:span></text:p>
            <text:p text:style-name="P20"><text:span text:style-name="T8"/></text:p>
            <text:p text:style-name="P19"><text:span text:style-name="T6">A.S.G.B.D</text:span></text:p>
            <text:p text:style-name="P20"><text:span text:style-name="T8">Para la gestión de la información, tanto de usuarios como de películas.</text:span></text:p>
            <text:p text:style-name="P20"><text:span text:style-name="T8"/></text:p>
            <text:p text:style-name="P19"><text:span text:style-name="T6">DAW</text:span></text:p>
            <text:p text:style-name="P20"><text:span text:style-name="T8">Para el desarrollo de la interfaz web con la cual navegar por la filmoteca.</text:span></text:p>
            <text:p text:style-name="P20"><text:span text:style-name="T8"/></text:p>
            <text:p text:style-name="P19"><text:span text:style-name="T6">SyAD</text:span></text:p>
            <text:p text:style-name="P20"><text:span text:style-name="T8">Para técnicas de protección del entorno e intentar mantener la máxima disponibilidad posible.</text:span></text:p>
            <text:p text:style-name="P20"><text:span text:style-name="T8"/></text:p>
            <text:p text:style-name="P19"><text:span text:style-name="T7">ASO</text:span></text:p>
            <text:p text:style-name="P15">Como los servidores serán Linux, mucho del conocimiento de ASO me será útil para el montaje.</text:p>
            <text:p text:style-name="P8"/>
            <text:p text:style-name="P8"/>
            <text:p text:style-name="P8"/>
          </table:table-cell>
        </table:table-row>
      </table:table>
      <text:p text:style-name="P14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Times New Roman" fo:font-size="12pt" fo:language="es" fo:country="ES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es" fo:country="ES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" style:family="paragraph" style:parent-style-name="normal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.423cm" fo:margin-bottom="0.106cm" loext:contextual-spacing="false">
        <style:tab-stops>
          <style:tab-stop style:position="17.25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1.27cm" fo:margin-right="0cm" fo:margin-top="0cm" fo:margin-bottom="0.106cm" loext:contextual-spacing="false" fo:text-indent="0cm" style:auto-text-indent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2.54cm" fo:margin-right="0cm" fo:margin-top="0cm" fo:margin-bottom="0.106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normal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normal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Arial Black" fo:font-size="8pt" fo:font-style="normal" style:text-underline-style="none" fo:font-weight="normal" fo:background-color="transparent" style:font-name-asian="Arial Black1" style:font-size-asian="8pt" style:font-style-asian="normal" style:font-weight-asian="normal" style:font-name-complex="Arial Black1" style:font-size-complex="8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Arial Narrow" fo:font-size="8pt" fo:font-style="normal" style:text-underline-style="none" fo:font-weight="normal" fo:background-color="transparent" loext:char-shading-value="0" style:font-name-asian="Arial Narrow1" style:font-size-asian="8pt" style:font-style-asian="normal" style:font-weight-asian="normal" style:font-name-complex="Arial Narrow1" style:font-size-complex="8pt"/>
    </style:style>
    <style:style style:name="MT2" style:family="text">
      <style:text-properties fo:font-variant="normal" fo:text-transform="none" fo:color="#00000a" style:text-line-through-style="none" style:text-line-through-type="none" style:text-position="0% 100%" style:font-name="Arial Black" fo:font-size="16pt" fo:font-style="normal" style:text-underline-style="none" fo:font-weight="normal" fo:background-color="transparent" loext:char-shading-value="0" style:font-name-asian="Arial Black1" style:font-size-asian="16pt" style:font-style-asian="normal" style:font-weight-asian="normal" style:font-name-complex="Arial Black1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092cm" fo:margin-left="1.778cm" fo:margin-right="1.778cm" style:writing-mode="lr-tb" style:layout-grid-color="#c0c0c0" style:layout-grid-lines="248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.407cm" style:dynamic-spacing="true"/>
      </style:header-style>
      <style:footer-style>
        <style:header-footer-properties fo:min-height="0.178cm" fo:margin-left="0cm" fo:margin-right="0cm" fo:margin-top="0.07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778cm" fo:margin-right="1.778cm" style:writing-mode="lr-tb" style:layout-grid-color="#c0c0c0" style:layout-grid-lines="248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.40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1.588cm" svg:height="1.852cm" draw:z-index="0"><draw:image xlink:href="Pictures/100002010000003C000000468E399B396BC762DB.png" xlink:type="simple" xlink:show="embed" xlink:actuate="onLoad" loext:mime-type="image/png"/><svg:desc>logocompact.png</svg:desc></draw:frame><text:span text:style-name="MT2"><text:tab/><text:tab/>PROPUESTA DE PROYECTO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1T09:19:00</meta:creation-date>
    <meta:initial-creator>PCoe/PPM</meta:initial-creator>
    <dc:date>2023-03-31T11:48:45.174000000</dc:date>
    <meta:editing-duration>PT46M4S</meta:editing-duration>
    <meta:editing-cycles>5</meta:editing-cycles>
    <meta:generator>LibreOffice/6.1.1.2$Windows_X86_64 LibreOffice_project/5d19a1bfa650b796764388cd8b33a5af1f5baa1b</meta:generator>
    <meta:document-statistic meta:table-count="4" meta:image-count="1" meta:object-count="0" meta:page-count="2" meta:paragraph-count="33" meta:word-count="409" meta:character-count="2531" meta:non-whitespace-character-count="2150"/>
    <meta:user-defined meta:name="AppVersion">12.0000</meta:user-defined>
    <meta:user-defined meta:name="Company">State of Oreg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